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pentier, Corbin</text:p>
      <text:p text:style-name="P1">2294563</text:p>
      <text:p text:style-name="P2">Homework 1 Report</text:p>
      <text:p text:style-name="P2"/>
      <text:p text:style-name="P3"><text:tab/>For HW1, a doubly linked list was utilized to store and access data. The class DNode creates object that points to a previous and next node while holding a value. Class MyDList uses these nodes to construct a doubly linked list. MyDList's constructor, which is the only function called from the client, main.cpp, opens and reads a file. The file contains instructions read and implemented by the constructor. Each instruction calls its respective function. </text:p>
      <text:p text:style-name="P3"><text:tab/>A single linked list is similar to a doubly linked in that they both link nodes using pointers. The double linked list essentially is a single linked list but linked from front to back and back to front, using a point that points to the front and another to the back. To accomodate the doubly linked list, several some minor changes had to be made the to the linked list gone over in class. All this really consists of is <text:s/>not only setting a node's next, but also its previous. <text:s/></text:p>
      <text:p text:style-name="P3"><text:tab/>Error handling were implemented to make sure commands within the input file are correct and verify index is never larger than size of th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rbin Charpentier</meta:initial-creator>
    <meta:creation-date>2011-02-28T23:21:48</meta:creation-date>
    <dc:date>2011-02-28T23:45:52</dc:date>
    <dc:creator>Corbin Charpentier</dc:creator>
    <meta:editing-duration>PT00H00M13S</meta:editing-duration>
    <meta:editing-cycles>1</meta:editing-cycles>
    <meta:generator>OpenOffice.org/3.2$Unix OpenOffice.org_project/320m12$Build-9483</meta:generator>
    <meta:document-statistic meta:table-count="0" meta:image-count="0" meta:object-count="0" meta:page-count="1" meta:paragraph-count="6" meta:word-count="195" meta:character-count="1126"/>
  </office:meta>
</office:document-meta>
</file>